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4845" officeooo:paragraph-rsid="00054845"/>
    </style:style>
    <style:style style:name="T1" style:family="text">
      <style:text-properties officeooo:rsid="0006af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 para download <text:span text:style-name="T1">GIT</text:span> - https://git-scm.com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5T02:19:25.112771650</meta:creation-date>
    <meta:generator>LibreOffice/6.4.7.2$Linux_X86_64 LibreOffice_project/40$Build-2</meta:generator>
    <dc:date>2022-07-25T02:21:35.589184190</dc:date>
    <meta:editing-duration>PT2M10S</meta:editing-duration>
    <meta:editing-cycles>2</meta:editing-cycles>
    <meta:document-statistic meta:table-count="0" meta:image-count="0" meta:object-count="0" meta:page-count="1" meta:paragraph-count="1" meta:word-count="6" meta:character-count="45" meta:non-whitespace-character-count="40"/>
  </office:meta>
</office:document-meta>
</file>